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, sans-serif"/>
    <style:font-face style:name="OpenSymbol" svg:font-family="OpenSymbol"/>
    <style:font-face style:name="TimesNewRomanPSMT" svg:font-family="TimesNewRomanPSMT" style:font-family-generic="roman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847in" style:rel-column-width="13100*"/>
    </style:style>
    <style:style style:name="Table1.C" style:family="table-column">
      <style:table-column-properties style:column-width="1.3854in" style:rel-column-width="13107*"/>
    </style:style>
    <style:style style:name="Table1.D" style:family="table-column">
      <style:table-column-properties style:column-width="2.7722in" style:rel-column-width="26228*"/>
    </style:style>
    <style:style style:name="Table1.A1" style:family="table-cell">
      <style:table-cell-properties fo:background-color="#ffcc00" fo:padding="0.0382in" fo:border-left="0.0007in solid #ff6600" fo:border-right="none" fo:border-top="0.0007in solid #ff6600" fo:border-bottom="0.0007in solid #ff6600">
        <style:background-image/>
      </style:table-cell-properties>
    </style:style>
    <style:style style:name="Table1.D1" style:family="table-cell">
      <style:table-cell-properties fo:background-color="#ffcc00" fo:padding="0.0382in" fo:border="0.0007in solid #ff6600">
        <style:background-image/>
      </style:table-cell-properties>
    </style:style>
    <style:style style:name="Table1.A2" style:family="table-cell">
      <style:table-cell-properties fo:padding="0.0382in" fo:border-left="0.0007in solid #ff6600" fo:border-right="none" fo:border-top="none" fo:border-bottom="0.0007in solid #ff6600"/>
    </style:style>
    <style:style style:name="Table1.C2" style:family="table-cell" style:data-style-name="N0">
      <style:table-cell-properties fo:padding="0.0382in" fo:border-left="0.0007in solid #ff6600" fo:border-right="none" fo:border-top="none" fo:border-bottom="0.0007in solid #ff6600"/>
    </style:style>
    <style:style style:name="Table1.D2" style:family="table-cell" style:data-style-name="N0">
      <style:table-cell-properties fo:padding="0.0382in" fo:border-left="0.0007in solid #ff6600" fo:border-right="0.0007in solid #ff6600" fo:border-top="none" fo:border-bottom="0.0007in solid #ff66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6563in" style:rel-column-width="15669*"/>
    </style:style>
    <style:style style:name="Table2.B" style:family="table-column">
      <style:table-column-properties style:column-width="1.1132in" style:rel-column-width="10531*"/>
    </style:style>
    <style:style style:name="Table2.C" style:family="table-column">
      <style:table-column-properties style:column-width="1.3854in" style:rel-column-width="13107*"/>
    </style:style>
    <style:style style:name="Table2.D" style:family="table-column">
      <style:table-column-properties style:column-width="1.3847in" style:rel-column-width="13100*"/>
    </style:style>
    <style:style style:name="Table2.E" style:family="table-column">
      <style:table-column-properties style:column-width="1.3875in" style:rel-column-width="13128*"/>
    </style:style>
    <style:style style:name="Table2.A1" style:family="table-cell">
      <style:table-cell-properties fo:background-color="#ffcc00" fo:padding="0.0382in" fo:border-left="0.0007in solid #ff6600" fo:border-right="none" fo:border-top="0.0007in solid #ff6600" fo:border-bottom="0.0007in solid #ff6600">
        <style:background-image/>
      </style:table-cell-properties>
    </style:style>
    <style:style style:name="Table2.E1" style:family="table-cell">
      <style:table-cell-properties fo:background-color="#ffcc00" fo:padding="0.0382in" fo:border="0.0007in solid #ff6600">
        <style:background-image/>
      </style:table-cell-properties>
    </style:style>
    <style:style style:name="Table2.A2" style:family="table-cell">
      <style:table-cell-properties fo:padding="0.0382in" fo:border-left="0.0007in solid #ff6600" fo:border-right="none" fo:border-top="none" fo:border-bottom="0.0007in solid #ff6600"/>
    </style:style>
    <style:style style:name="Table2.E2" style:family="table-cell">
      <style:table-cell-properties fo:padding="0.0382in" fo:border-left="0.0007in solid #ff6600" fo:border-right="0.0007in solid #ff6600" fo:border-top="none" fo:border-bottom="0.0007in solid #ff66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Text_20_body">
      <style:text-properties fo:color="#0066ff"/>
    </style:style>
    <style:style style:name="P3" style:family="paragraph" style:parent-style-name="Text_20_body">
      <style:paragraph-properties fo:margin-top="0in" fo:margin-bottom="0.111in" fo:line-height="129%" style:writing-mode="lr-tb"/>
      <style:text-properties fo:font-variant="normal" fo:text-transform="none" fo:color="#c00000" style:text-line-through-style="none" style:font-name="Calibri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>
      <style:text-properties fo:font-variant="normal" fo:text-transform="none" fo:color="#c00000" style:text-line-through-style="none" style:font-name="Calibri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text-properties fo:font-variant="normal" fo:text-transform="none" fo:color="#c5000b" style:text-line-through-style="none" style:font-name="Calibri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text-properties fo:color="#0066ff"/>
    </style:style>
    <style:style style:name="P10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c5000b" style:text-line-through-style="none" style:font-name="Arial1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style:text-line-through-style="none" style:font-name="Calibri" fo:font-size="14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1c1c1c" style:text-line-through-style="none" style:font-name="Calibri" fo:font-size="14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6666ff" style:text-line-through-style="none" style:font-name="Calibri" fo:font-size="14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66cc" style:text-line-through-style="none" style:font-name="Calibri" fo:font-size="14pt" fo:font-style="normal" style:text-underline-style="none" fo:font-weight="bold" style:text-blinking="false" fo:background-color="transparent"/>
    </style:style>
    <style:style style:name="T5" style:family="text">
      <style:text-properties fo:color="#0066f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cf55774d-7fff-f3ba-3abf-c1d00833cd6c"/>PERSONAL DETAILS:</text:p>
      <text:p text:style-name="P4"><text:span text:style-name="T5">Name:</text:span> Kousik Dolui</text:p>
      <text:p text:style-name="P4"><text:span text:style-name="T5">Mobile:</text:span>9732990986</text:p>
      <text:p text:style-name="P4"><text:span text:style-name="T5">Mail Id:</text:span>kd.kousik92@gmail.com</text:p>
      <text:p text:style-name="P4"><text:span text:style-name="T5">Current Location</text:span>: Bhubneswar</text:p>
      <text:p text:style-name="P4"/>
      <text:p text:style-name="P12">PROFESSIONAL SUMMARY:</text:p>
      <text:p text:style-name="P10">4 years 10 months experience in Java,J2EE(Spring) based application</text:p>
      <text:p text:style-name="P7">TECHNICAL SKILLS:</text:p>
      <text:p text:style-name="P2"><text:span text:style-name="T1">Language Known: </text:span><text:span text:style-name="T2">Java/J2EE,HTML,CSS,JavaScript</text:span></text:p>
      <text:p text:style-name="P2"><text:span text:style-name="T4">Frameworks: </text:span><text:span text:style-name="T2">Spring,Spring Boot,Spring Rest,Spring Microservices,EJB,JSF,Hibernate,MyBatis,Junit,IBM MQ</text:span></text:p>
      <text:p text:style-name="P2"><text:span text:style-name="T4">Tools &amp; Libraries:</text:span><text:span text:style-name="T2"> Maven,Gradle,Rapid SQL,MySQL Workbench,Autosys,Informatica,Git,Beyond Compare</text:span></text:p>
      <text:p text:style-name="P2"><text:span text:style-name="T4">Server:</text:span><text:span text:style-name="T2">Tomcat,Jboss,WebSphere</text:span></text:p>
      <text:p text:style-name="P2"><text:span text:style-name="T1">Development Tool: </text:span><text:span text:style-name="T2">Eclipse,IBM RAD,Net Beans</text:span></text:p>
      <text:p text:style-name="P2"><text:span text:style-name="T1">Databases: </text:span><text:span text:style-name="T2">MySql,PosgreSQL,DB2</text:span></text:p>
      <text:p text:style-name="P2"><text:span text:style-name="T1">Platform/OS:</text:span><text:span text:style-name="T2">Windows7/10,Linux</text:span></text:p>
      <text:p text:style-name="P2"><text:span text:style-name="T2"/></text:p>
      <text:p text:style-name="P8">EDUCATION DETAIL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DEGREE</text:p>
          </table:table-cell>
          <table:table-cell table:style-name="Table1.A1" office:value-type="string">
            <text:p text:style-name="Table_20_Contents">BOARD/INSTITUTE</text:p>
          </table:table-cell>
          <table:table-cell table:style-name="Table1.A1" office:value-type="string">
            <text:p text:style-name="Table_20_Contents">PERCENTAGE/DGPA</text:p>
          </table:table-cell>
          <table:table-cell table:style-name="Table1.D1" office:value-type="string">
            <text:p text:style-name="Table_20_Contents">YEAR OF COMPLETION</text:p>
          </table:table-cell>
        </table:table-row>
        <table:table-row>
          <table:table-cell table:style-name="Table1.A2" office:value-type="string">
            <text:p text:style-name="P5">B.Tech</text:p>
          </table:table-cell>
          <table:table-cell table:style-name="Table1.A2" office:value-type="string">
            <text:p text:style-name="P1">West Bengal</text:p>
            <text:p text:style-name="P1">University Of</text:p>
            <text:p text:style-name="P6">Technology</text:p>
          </table:table-cell>
          <table:table-cell table:style-name="Table1.C2" office:value-type="float" office:value="7.92">
            <text:p text:style-name="Table_20_Contents">7.92</text:p>
          </table:table-cell>
          <table:table-cell table:style-name="Table1.D2" office:value-type="float" office:value="2014">
            <text:p text:style-name="Table_20_Contents">2014</text:p>
          </table:table-cell>
        </table:table-row>
        <table:table-row>
          <table:table-cell table:style-name="Table1.A2" office:value-type="string">
            <text:p text:style-name="Table_20_Contents">Class XII</text:p>
          </table:table-cell>
          <table:table-cell table:style-name="Table1.A2" office:value-type="string">
            <text:p text:style-name="P1">West Bengal</text:p>
            <text:p text:style-name="P1">Board Of Higher</text:p>
            <text:p text:style-name="P1">Secondary</text:p>
            <text:p text:style-name="P6">Education</text:p>
          </table:table-cell>
          <table:table-cell table:style-name="Table1.C2" office:value-type="float" office:value="78">
            <text:p text:style-name="Table_20_Contents">78</text:p>
          </table:table-cell>
          <table:table-cell table:style-name="Table1.D2" office:value-type="float" office:value="2009">
            <text:p text:style-name="Table_20_Contents">2009</text:p>
          </table:table-cell>
        </table:table-row>
        <table:table-row>
          <table:table-cell table:style-name="Table1.A2" office:value-type="string">
            <text:p text:style-name="Table_20_Contents">Class XI</text:p>
          </table:table-cell>
          <table:table-cell table:style-name="Table1.A2" office:value-type="string">
            <text:p text:style-name="P1">West Bengal</text:p>
            <text:p text:style-name="P1">Board Of</text:p>
            <text:p text:style-name="P1">Secondary</text:p>
            <text:p text:style-name="P6">Education</text:p>
          </table:table-cell>
          <table:table-cell table:style-name="Table1.C2" office:value-type="float" office:value="69">
            <text:p text:style-name="Table_20_Contents">69</text:p>
          </table:table-cell>
          <table:table-cell table:style-name="Table1.D2" office:value-type="float" office:value="2007">
            <text:p text:style-name="Table_20_Contents">2007</text:p>
          </table:table-cell>
        </table:table-row>
      </table:table>
      <text:p text:style-name="P8"/>
      <text:p text:style-name="P8">PROFESSIONAL EXPERIENCE:</text:p>
      <text:p text:style-name="P8"><text:soft-page-break/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COMPANY NAME</text:p>
          </table:table-cell>
          <table:table-cell table:style-name="Table2.A1" office:value-type="string">
            <text:p text:style-name="Table_20_Contents">START DATE</text:p>
          </table:table-cell>
          <table:table-cell table:style-name="Table2.A1" office:value-type="string">
            <text:p text:style-name="Table_20_Contents">END DATE</text:p>
          </table:table-cell>
          <table:table-cell table:style-name="Table2.A1" office:value-type="string">
            <text:p text:style-name="Table_20_Contents">PROJECT DETAILS</text:p>
          </table:table-cell>
          <table:table-cell table:style-name="Table2.E1" office:value-type="string">
            <text:p text:style-name="Table_20_Contents">ROLES &amp; RESPONSIBILITIES</text:p>
          </table:table-cell>
        </table:table-row>
        <table:table-row>
          <table:table-cell table:style-name="Table2.A2" office:value-type="string">
            <text:p text:style-name="Table_20_Contents">Infosys Ltd.</text:p>
          </table:table-cell>
          <table:table-cell table:style-name="Table2.A2" office:value-type="string">
            <text:p text:style-name="Table_20_Contents">Nov-2017</text:p>
          </table:table-cell>
          <table:table-cell table:style-name="Table2.A2" office:value-type="string">
            <text:p text:style-name="Table_20_Contents">Present</text:p>
          </table:table-cell>
          <table:table-cell table:style-name="Table2.A2" office:value-type="string">
            <text:p text:style-name="Table_20_Contents">Insurance</text:p>
            <text:p text:style-name="Table_20_Contents">(Spring boot,Mybatis,DB2,IBM MQ,)</text:p>
          </table:table-cell>
          <table:table-cell table:style-name="Table2.E2" office:value-type="string">
            <text:p text:style-name="Table_20_Contents">Application development &amp; Maintenance</text:p>
          </table:table-cell>
        </table:table-row>
        <table:table-row>
          <table:table-cell table:style-name="Table2.A2" office:value-type="string">
            <text:p text:style-name="Table_20_Contents">Hewlett Packard Enterprises</text:p>
          </table:table-cell>
          <table:table-cell table:style-name="Table2.A2" office:value-type="string">
            <text:p text:style-name="Table_20_Contents">Nov-2016</text:p>
          </table:table-cell>
          <table:table-cell table:style-name="Table2.A2" office:value-type="string">
            <text:p text:style-name="Table_20_Contents">Nov-2017</text:p>
          </table:table-cell>
          <table:table-cell table:style-name="Table2.A2" office:value-type="string">
            <text:p text:style-name="P5">West Bengal State Service Delivery Gateway</text:p>
            <text:p text:style-name="P5">(EJB,JSF,Jboss seam,Hibernate,PostgresSQL)</text:p>
          </table:table-cell>
          <table:table-cell table:style-name="Table2.E2" office:value-type="string">
            <text:p text:style-name="Table_20_Contents">Software Engineer</text:p>
          </table:table-cell>
        </table:table-row>
        <table:table-row>
          <table:table-cell table:style-name="Table2.A2" office:value-type="string">
            <text:p text:style-name="Table_20_Contents">Objectsol Technologies Pvt ltd</text:p>
          </table:table-cell>
          <table:table-cell table:style-name="Table2.A2" office:value-type="string">
            <text:p text:style-name="Table_20_Contents">Mar-2015</text:p>
          </table:table-cell>
          <table:table-cell table:style-name="Table2.A2" office:value-type="string">
            <text:p text:style-name="Table_20_Contents">Oct-2016</text:p>
          </table:table-cell>
          <table:table-cell table:style-name="Table2.A2" office:value-type="string">
            <text:p text:style-name="P5">Data Mapping and Analytics</text:p>
            <text:p text:style-name="P5">(Java,Servlet,Jsp,MySQL,ajax,css,jquery,HTML,Java Rest,Google Cloud,Google app engine backend)</text:p>
          </table:table-cell>
          <table:table-cell table:style-name="Table2.E2" office:value-type="string">
            <text:p text:style-name="Table_20_Contents">Software Developer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alibri" svg:font-family="Calibri, sans-serif"/>
    <style:font-face style:name="OpenSymbol" svg:font-family="OpenSymbol"/>
    <style:font-face style:name="TimesNewRomanPSMT" svg:font-family="TimesNewRomanPSMT" style:font-family-generic="roman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2T23:01:02.02</meta:creation-date>
    <dc:date>2020-01-25T19:30:23.64</dc:date>
    <meta:editing-duration>PT1H6M51S</meta:editing-duration>
    <meta:editing-cycles>24</meta:editing-cycles>
    <meta:generator>OpenOffice/4.1.7$Win32 OpenOffice.org_project/417m1$Build-9800</meta:generator>
    <meta:document-statistic meta:table-count="2" meta:image-count="0" meta:object-count="0" meta:page-count="2" meta:paragraph-count="65" meta:word-count="144" meta:character-count="1346"/>
  </office:meta>
</office:document-meta>
</file>